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2d7f7a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0f06df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0f06df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c6ca0" officeooo:paragraph-rsid="000fa8bb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0f06df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23100" officeooo:paragraph-rsid="000fa8bb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0f06df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9f979" officeooo:paragraph-rsid="000fa8bb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236639" officeooo:paragraph-rsid="000fa8bb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officeooo:rsid="000f06df" officeooo:paragraph-rsid="000f06df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1" fo:font-size="14pt" officeooo:rsid="000fa8bb" officeooo:paragraph-rsid="000fa8bb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1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47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9" style:family="paragraph" style:parent-style-name="Table_20_Contents">
      <style:paragraph-properties fo:text-align="center" style:justify-single-word="false"/>
      <style:text-properties fo:font-size="26pt" officeooo:paragraph-rsid="000eae2c" style:font-size-asian="26pt" style:font-size-complex="26pt"/>
    </style:style>
    <style:style style:name="P50" style:family="paragraph" style:parent-style-name="Standard">
      <style:text-properties fo:font-size="14pt" style:font-size-asian="14pt" style:font-size-complex="14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style:font-name="Nirmala UI1" fo:font-size="16pt" officeooo:rsid="001c45d2" officeooo:paragraph-rsid="001c45d2" style:font-size-asian="16pt" style:font-name-complex="Nirmala UI2" style:font-size-complex="1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55" style:family="paragraph" style:parent-style-name="Table_20_Contents">
      <style:text-properties style:font-name="Nirmala UI1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6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T1" style:family="text">
      <style:text-properties officeooo:rsid="000fca9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style:font-name="Nirmala UI" style:font-name-complex="Nirmala UI"/>
    </style:style>
    <style:style style:name="T5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6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7" style:family="text">
      <style:text-properties style:font-name="Nirmala UI" fo:font-size="14pt" style:font-size-asian="14pt" style:font-name-complex="Nirmala UI" style:font-size-complex="14pt"/>
    </style:style>
    <style:style style:name="T8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0" style:family="text">
      <style:text-properties style:font-name="Nirmala UI" fo:font-size="11pt" style:font-size-asian="11pt" style:font-name-complex="Nirmala UI"/>
    </style:style>
    <style:style style:name="T11" style:family="text">
      <style:text-properties fo:font-size="14pt" style:font-size-asian="14pt" style:font-name-complex="Mangal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Nirmala UI1" style:font-name-complex="Nirmala UI2" style:font-weight-complex="bold"/>
    </style:style>
    <style:style style:name="T14" style:family="text">
      <style:text-properties style:font-name="Nirmala UI1" officeooo:rsid="00135092" style:font-name-complex="Nirmala UI2" style:font-weight-complex="bold"/>
    </style:style>
    <style:style style:name="T15" style:family="text">
      <style:text-properties style:font-name="Nirmala UI1" officeooo:rsid="000eae2c" style:font-name-complex="Nirmala UI2" style:font-weight-complex="bold"/>
    </style:style>
    <style:style style:name="T16" style:family="text">
      <style:text-properties officeooo:rsid="002d7f7a"/>
    </style:style>
    <style:style style:name="T17" style:family="text">
      <style:text-properties officeooo:rsid="0015cf6d"/>
    </style:style>
    <style:style style:name="T18" style:family="text">
      <style:text-properties officeooo:rsid="000eae2c"/>
    </style:style>
    <style:style style:name="T19" style:family="text">
      <style:text-properties officeooo:rsid="000f06df"/>
    </style:style>
    <style:style style:name="T20" style:family="text">
      <style:text-properties officeooo:rsid="000fa8bb"/>
    </style:style>
    <style:style style:name="T21" style:family="text">
      <style:text-properties officeooo:rsid="0033526c"/>
    </style:style>
    <style:style style:name="T22" style:family="text">
      <style:text-properties fo:font-weight="normal" officeooo:rsid="0013cd49" style:font-weight-asian="normal" style:font-weight-complex="normal"/>
    </style:style>
    <style:style style:name="T23" style:family="text">
      <style:text-properties officeooo:rsid="00397554"/>
    </style:style>
    <style:style style:name="T24" style:family="text">
      <style:text-properties officeooo:rsid="0032cd6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5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5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7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1"><text:s/>गुड मॉर्निंग </text:span></text:span><text:span text:style-name="Default_20_Paragraph_20_Font"><text:span text:style-name="T12">– Good Morning</text:span></text:span></text:p>
          </table:table-cell>
          <table:table-cell table:style-name="Table1.C3" office:value-type="string">
            <text:p text:style-name="P50"/>
          </table:table-cell>
          <table:table-cell table:style-name="Table1.D3" office:value-type="string">
            <text:p text:style-name="P50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0"/>
          </table:table-cell>
          <table:table-cell table:style-name="Table1.D3" office:value-type="string">
            <text:p text:style-name="P50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0"/>
          </table:table-cell>
          <table:table-cell table:style-name="Table1.D3" office:value-type="string">
            <text:p text:style-name="P50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5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5">नाश्ता</text:span></text:span><text:span text:style-name="Default_20_Paragraph_20_Font"><text:span text:style-name="T6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7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53">रिटर्न तिकीट बुकिंग ऑफिस</text:p>
          </table:table-cell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.30 बजे</text:span></text:span></text:p>
          </table:table-cell>
          <table:table-cell table:style-name="Table1.C3" office:value-type="string">
            <text:p text:style-name="P54">3<text:span text:style-name="T21">6</text:span></text:p>
          </table:table-cell>
          <table:table-cell table:style-name="Table1.D3" office:value-type="string">
            <text:p text:style-name="P55"><text:s/>पुणे - कृष्णा वरुण ट्रॅव्हल्स , पद्मावती </text:p>
          </table:table-cell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1 बजे</text:span></text:span></text:p>
          </table:table-cell>
          <table:table-cell table:style-name="Table1.C3" office:value-type="string">
            <text:p text:style-name="P54">3<text:span text:style-name="T21">7</text:span></text:p>
          </table:table-cell>
          <table:table-cell table:style-name="Table1.D3" office:value-type="string">
            <text:p text:style-name="P56"><text:s/><text:span text:style-name="T22">लातूर नर्मदा ऑफिस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11.30 बजे</text:span></text:span></text:p>
          </table:table-cell>
          <table:table-cell table:style-name="Table1.C3" office:value-type="string">
            <text:p text:style-name="P54">3<text:span text:style-name="T23">8</text:span></text:p>
          </table:table-cell>
          <table:table-cell table:style-name="Table1.D3" office:value-type="string">
            <text:p text:style-name="P55"><text:s/><text:span text:style-name="T24">अहमदपूर , प्रसाद ट्रॅव्हल्स </text:span>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के लिए रुकते समय</text:span></text:span></text:p>
          </table:table-cell>
          <table:table-cell table:style-name="Table1.C3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14"/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ext:soft-page-break/>
        <table:table-row table:style-name="Table1.28"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49"><text:span text:style-name="T13">पुणे - </text:span><text:span text:style-name="T15">अहमदपूर </text:span><text:span text:style-name="T14"><text:s/></text:span></text:p>
          </table:table-cell>
          <table:table-cell table:style-name="Table1.C11" office:value-type="string">
            <text:p text:style-name="P48"/>
          </table:table-cell>
          <table:table-cell table:style-name="Table1.D11" office:value-type="string">
            <text:p text:style-name="P49"><text:span text:style-name="T15">अहमदपूर </text:span><text:span text:style-name="T14"><text:s/></text:span><text:span text:style-name="T13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33"><text:s/>बार्शी<text:span text:style-name="T16"> 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5"><text:s/>येडश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6"><text:s/>तडवला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37"><text:s/>ढोकी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7"><text:s/>ढोराला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37"><text:s/>मुरु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7"><text:s/>काळे बोरगाव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20"><text:span text:style-name="T16"><text:s/>रामेगाव </text:span><text:s/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37"><text:s/>मुरुड अकोला 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<text:span text:style-name="T19">युनिव्हर्सिटी</text:span>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37"><text:s/>12 नंबर पाटी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<text:span text:style-name="T19">ब्रेमेन चौक , औंध </text:span>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2"><text:s/>5 no.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1"><text:s/><text:span text:style-name="T19">सांगवी फाटा </text:span>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1 नंबर चौक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6"><text:s/><text:span text:style-name="T19">रक्षक चौक</text:span>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37"><text:s/>बजाज शोरूम , रिलायन्स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8"><text:s/><text:span text:style-name="T19">जगताप डेअरी</text:span>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34"><text:s/>पाण्याची टाकी 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8"><text:s/><text:span text:style-name="T19">काळेवाडी फाटा </text:span>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46"><text:s/>उषा किरण 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8"><text:s/><text:span text:style-name="T19">रहाटणी फाटा </text:span>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38"><text:s/>दयानंद गेट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44"><text:s/>तापकी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40"><text:span text:style-name="T17"><text:s/>शिवाजी <text:s/>चौक </text:span>,लातूर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45"><text:s/>D - मार्ट, MM शाळ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39"><text:s/>अशोक हॉटेल 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9"><text:s/><text:span text:style-name="T20">चिंचवड गाव - चाफेकर चौक </text:span>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38"><text:s/>गांधी चौक 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7"><text:s/><text:span text:style-name="T20">आकुर्डी - खंडोबा मंदिर</text:span>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42"><text:s/><text:span text:style-name="T18">आष्टा मोड </text:span></text:p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7"><text:s/><text:span text:style-name="T20">निगडी</text:span>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43"><text:s/>चाकूर</text:p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5"><text:s/><text:span text:style-name="T20">थर्मोसा चौक </text:span>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7"><text:s/>शिरूर ताजबंद </text:p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9"><text:s/><text:span text:style-name="T20">K S B <text:s/>चौक</text:span>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अहमदपूर 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31"><text:s/><text:span text:style-name="T20">भोसरी - लास्ट स्टॉप </text:span>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41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30"/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41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8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51"><text:span text:style-name="Default_20_Paragraph_20_Font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fca9f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T8100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1">T8100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27T18:13:56.059619311</dc:date>
    <meta:editing-cycles>13</meta:editing-cycles>
    <meta:editing-duration>PT1H27M26S</meta:editing-duration>
    <meta:document-statistic meta:table-count="1" meta:image-count="2" meta:object-count="0" meta:page-count="2" meta:paragraph-count="193" meta:word-count="372" meta:character-count="1401" meta:non-whitespace-character-count="1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